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fo:font-weight="bold" style:font-name-asian="WenQuanYi Micro Hei" style:font-size-asian="12pt" style:font-weight-asian="bold" style:font-size-complex="12pt" style:font-weight-complex="bold"/>
    </style:style>
    <style:style style:name="P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05ca3a" style:font-name-asian="WenQuanYi Micro Hei" style:font-size-asian="12pt" style:font-size-complex="12pt"/>
    </style:style>
    <style:style style:name="P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05ca3a" officeooo:paragraph-rsid="0005ca3a" style:font-name-asian="WenQuanYi Micro Hei" style:font-size-asian="12pt" style:font-size-complex="12pt"/>
    </style:style>
    <style:style style:name="P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f3c37" officeooo:paragraph-rsid="0026ab51" style:font-name-asian="WenQuanYi Micro Hei" style:font-size-asian="12pt" style:font-size-complex="12pt"/>
    </style:style>
    <style:style style:name="P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f3c37" officeooo:paragraph-rsid="0027c783" style:font-name-asian="WenQuanYi Micro Hei" style:font-size-asian="12pt" style:font-size-complex="12pt"/>
    </style:style>
    <style:style style:name="P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rsid="001f3c37" officeooo:paragraph-rsid="0029c15b" style:font-name-asian="WenQuanYi Micro Hei" style:font-size-asian="12pt" style:font-size-complex="12pt"/>
    </style:style>
    <style:style style:name="P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3bdba7" style:font-name-asian="WenQuanYi Micro Hei" style:font-size-asian="12pt" style:font-size-complex="12pt"/>
    </style:style>
    <style:style style:name="P1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05ca3a" style:font-name-asian="WenQuanYi Micro Hei" style:font-size-asian="12pt" style:font-size-complex="12pt"/>
    </style:style>
    <style:style style:name="P1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77720d" style:font-name-asian="WenQuanYi Micro Hei" style:font-size-asian="12pt" style:font-size-complex="12pt"/>
    </style:style>
    <style:style style:name="P12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8e265d" style:font-name-asian="WenQuanYi Micro Hei" style:font-size-asian="12pt" style:font-size-complex="12pt"/>
    </style:style>
    <style:style style:name="P13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b38e41" style:font-name-asian="WenQuanYi Micro Hei" style:font-size-asian="12pt" style:font-size-complex="12pt"/>
    </style:style>
    <style:style style:name="P14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fo:font-weight="normal" officeooo:paragraph-rsid="00615037" style:font-name-asian="WenQuanYi Micro Hei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fo:font-weight="normal" officeooo:paragraph-rsid="00620fe3" style:font-name-asian="WenQuanYi Micro Hei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fo:font-weight="normal" officeooo:paragraph-rsid="0088a119" style:font-name-asian="WenQuanYi Micro Hei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fo:font-weight="normal" officeooo:paragraph-rsid="00c21da2" style:font-name-asian="WenQuanYi Micro Hei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49ddf7" style:font-name-asian="WenQuanYi Micro Hei" style:font-size-asian="10pt" style:font-size-complex="10pt"/>
    </style:style>
    <style:style style:name="P19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officeooo:paragraph-rsid="00762b5e" style:font-name-asian="WenQuanYi Micro Hei" style:font-size-asian="10pt" style:font-size-complex="10pt"/>
    </style:style>
    <style:style style:name="P2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fo:font-weight="normal" officeooo:paragraph-rsid="007fa933" style:font-name-asian="WenQuanYi Micro Hei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0pt" fo:font-weight="normal" officeooo:paragraph-rsid="00c0d58d" style:font-name-asian="WenQuanYi Micro Hei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rsid="001f3c37" officeooo:paragraph-rsid="001fcf82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paragraph-rsid="003cc0fb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5a42e7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5c2b26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807c55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921ad5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paragraph-rsid="00a8b821" style:font-name-asian="WenQuanYi Micro Hei" style:font-size-asian="12pt" style:font-size-complex="12pt"/>
    </style:style>
    <style:style style:name="P30" style:family="paragraph" style:parent-style-name="Standard">
      <style:text-properties style:font-name="WenQuanYi Micro Hei" fo:font-size="12pt" officeooo:paragraph-rsid="00b6c7cf" style:font-name-asian="WenQuanYi Micro Hei" style:font-size-asian="12pt" style:font-size-complex="12pt"/>
    </style:style>
    <style:style style:name="P31" style:family="paragraph" style:parent-style-name="Standard">
      <style:text-properties style:font-name="WenQuanYi Micro Hei" fo:font-size="12pt" officeooo:paragraph-rsid="00c3f919" style:font-name-asian="WenQuanYi Micro Hei" style:font-size-asian="12pt" style:font-size-complex="12pt"/>
    </style:style>
    <style:style style:name="P32" style:family="paragraph" style:parent-style-name="Standard">
      <style:text-properties style:font-name="WenQuanYi Micro Hei" fo:font-size="12pt" fo:font-weight="bold" officeooo:rsid="001f3c37" officeooo:paragraph-rsid="001fcf82" style:font-name-asian="WenQuanYi Micro Hei" style:font-size-asian="12pt" style:font-weight-asian="bold" style:font-size-complex="12pt" style:font-weight-complex="bold"/>
    </style:style>
    <style:style style:name="P33" style:family="paragraph" style:parent-style-name="Standard">
      <style:text-properties style:font-name="WenQuanYi Micro Hei" fo:font-size="12pt" fo:font-weight="bold" officeooo:paragraph-rsid="002c4b0e" style:font-name-asian="WenQuanYi Micro Hei" style:font-size-asian="12pt" style:font-weight-asian="bold" style:font-size-complex="12pt" style:font-weight-complex="bold"/>
    </style:style>
    <style:style style:name="P34" style:family="paragraph" style:parent-style-name="Standard">
      <style:text-properties style:font-name="WenQuanYi Micro Hei" fo:font-size="12pt" fo:font-weight="bold" officeooo:paragraph-rsid="00807c55" style:font-name-asian="WenQuanYi Micro Hei" style:font-size-asian="12pt" style:font-weight-asian="bold" style:font-size-complex="12pt" style:font-weight-complex="bold"/>
    </style:style>
    <style:style style:name="P35" style:family="paragraph" style:parent-style-name="Standard">
      <style:text-properties style:font-name="WenQuanYi Micro Hei" fo:font-size="12pt" fo:font-weight="bold" officeooo:paragraph-rsid="00921ad5" style:font-name-asian="WenQuanYi Micro Hei" style:font-size-asian="12pt" style:font-weight-asian="bold" style:font-size-complex="12pt" style:font-weight-complex="bold"/>
    </style:style>
    <style:style style:name="P36" style:family="paragraph" style:parent-style-name="Standard">
      <style:text-properties style:font-name="WenQuanYi Micro Hei" fo:font-size="12pt" fo:font-weight="bold" officeooo:paragraph-rsid="00a8b821" style:font-name-asian="WenQuanYi Micro Hei" style:font-size-asian="12pt" style:font-weight-asian="bold" style:font-size-complex="12pt" style:font-weight-complex="bold"/>
    </style:style>
    <style:style style:name="P37" style:family="paragraph" style:parent-style-name="Standard">
      <style:text-properties style:font-name="WenQuanYi Micro Hei" fo:font-size="12pt" fo:font-weight="normal" officeooo:paragraph-rsid="005c2b26" style:font-name-asian="WenQuanYi Micro Hei" style:font-size-asian="12pt" style:font-weight-asian="normal" style:font-size-complex="12pt" style:font-weight-complex="normal"/>
    </style:style>
    <style:style style:name="P38" style:family="paragraph" style:parent-style-name="Standard">
      <style:text-properties style:font-name="WenQuanYi Micro Hei" fo:font-size="12pt" fo:font-weight="normal" officeooo:paragraph-rsid="00620fe3" style:font-name-asian="WenQuanYi Micro Hei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WenQuanYi Micro Hei" fo:font-size="12pt" fo:font-weight="normal" officeooo:paragraph-rsid="007b84c2" style:font-name-asian="WenQuanYi Micro Hei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WenQuanYi Micro Hei" fo:font-size="12pt" fo:font-weight="normal" officeooo:paragraph-rsid="0086f8d0" style:font-name-asian="WenQuanYi Micro Hei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WenQuanYi Micro Hei" fo:font-size="12pt" fo:font-weight="normal" officeooo:paragraph-rsid="00807c55" style:font-name-asian="WenQuanYi Micro Hei" style:font-size-asian="12pt" style:font-weight-asian="normal" style:font-size-complex="12pt" style:font-weight-complex="normal"/>
    </style:style>
    <style:style style:name="T1" style:family="text">
      <style:text-properties officeooo:rsid="0005ca3a"/>
    </style:style>
    <style:style style:name="T2" style:family="text">
      <style:text-properties officeooo:rsid="000773f2"/>
    </style:style>
    <style:style style:name="T3" style:family="text">
      <style:text-properties officeooo:rsid="00078d63"/>
    </style:style>
    <style:style style:name="T4" style:family="text">
      <style:text-properties officeooo:rsid="0008fc46"/>
    </style:style>
    <style:style style:name="T5" style:family="text">
      <style:text-properties officeooo:rsid="0009e88c"/>
    </style:style>
    <style:style style:name="T6" style:family="text">
      <style:text-properties officeooo:rsid="000b23cc"/>
    </style:style>
    <style:style style:name="T7" style:family="text">
      <style:text-properties officeooo:rsid="000dd680"/>
    </style:style>
    <style:style style:name="T8" style:family="text">
      <style:text-properties officeooo:rsid="000f5a15"/>
    </style:style>
    <style:style style:name="T9" style:family="text">
      <style:text-properties officeooo:rsid="000fff78"/>
    </style:style>
    <style:style style:name="T10" style:family="text">
      <style:text-properties officeooo:rsid="0011aab1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2056f" style:font-weight-asian="bold" style:font-weight-complex="bold"/>
    </style:style>
    <style:style style:name="T13" style:family="text">
      <style:text-properties fo:font-weight="bold" officeooo:rsid="002f3a88" style:font-weight-asian="bold" style:font-weight-complex="bold"/>
    </style:style>
    <style:style style:name="T14" style:family="text">
      <style:text-properties fo:font-weight="bold" officeooo:rsid="00351e13" style:font-weight-asian="bold" style:font-weight-complex="bold"/>
    </style:style>
    <style:style style:name="T15" style:family="text">
      <style:text-properties fo:font-weight="bold" officeooo:rsid="0045e05b" style:font-weight-asian="bold" style:font-weight-complex="bold"/>
    </style:style>
    <style:style style:name="T16" style:family="text">
      <style:text-properties fo:font-weight="bold" officeooo:rsid="0055b54e" style:font-weight-asian="bold" style:font-weight-complex="bold"/>
    </style:style>
    <style:style style:name="T17" style:family="text">
      <style:text-properties fo:font-weight="bold" officeooo:rsid="0057ff20" style:font-weight-asian="bold" style:font-weight-complex="bold"/>
    </style:style>
    <style:style style:name="T18" style:family="text">
      <style:text-properties fo:font-weight="bold" officeooo:rsid="0052ac85" style:font-weight-asian="bold" style:font-weight-complex="bold"/>
    </style:style>
    <style:style style:name="T19" style:family="text">
      <style:text-properties fo:font-weight="bold" officeooo:rsid="00530e74" style:font-weight-asian="bold" style:font-weight-complex="bold"/>
    </style:style>
    <style:style style:name="T20" style:family="text">
      <style:text-properties fo:font-weight="bold" officeooo:rsid="005c2b26" style:font-weight-asian="bold" style:font-weight-complex="bold"/>
    </style:style>
    <style:style style:name="T21" style:family="text">
      <style:text-properties fo:font-weight="bold" officeooo:rsid="005cf8f6" style:font-weight-asian="bold" style:font-weight-complex="bold"/>
    </style:style>
    <style:style style:name="T22" style:family="text">
      <style:text-properties fo:font-weight="bold" officeooo:rsid="005e7c04" style:font-weight-asian="bold" style:font-weight-complex="bold"/>
    </style:style>
    <style:style style:name="T23" style:family="text">
      <style:text-properties fo:font-weight="bold" officeooo:rsid="006c756e" style:font-weight-asian="bold" style:font-weight-complex="bold"/>
    </style:style>
    <style:style style:name="T24" style:family="text">
      <style:text-properties fo:font-weight="bold" officeooo:rsid="0071c339" style:font-weight-asian="bold" style:font-weight-complex="bold"/>
    </style:style>
    <style:style style:name="T25" style:family="text">
      <style:text-properties fo:font-weight="bold" officeooo:rsid="007daea7" style:font-weight-asian="bold" style:font-weight-complex="bold"/>
    </style:style>
    <style:style style:name="T26" style:family="text">
      <style:text-properties fo:font-weight="bold" officeooo:rsid="00899475" style:font-weight-asian="bold" style:font-weight-complex="bold"/>
    </style:style>
    <style:style style:name="T27" style:family="text">
      <style:text-properties fo:font-weight="bold" officeooo:rsid="00a8b821" style:font-weight-asian="bold" style:font-weight-complex="bold"/>
    </style:style>
    <style:style style:name="T28" style:family="text">
      <style:text-properties fo:font-weight="bold" officeooo:rsid="003f010c" style:font-weight-asian="bold" style:font-weight-complex="bold"/>
    </style:style>
    <style:style style:name="T29" style:family="text">
      <style:text-properties fo:font-weight="bold" officeooo:rsid="00406164" style:font-weight-asian="bold" style:font-weight-complex="bold"/>
    </style:style>
    <style:style style:name="T30" style:family="text">
      <style:text-properties fo:font-weight="bold" officeooo:rsid="00ae6cd3" style:font-weight-asian="bold" style:font-weight-complex="bold"/>
    </style:style>
    <style:style style:name="T31" style:family="text">
      <style:text-properties fo:font-weight="bold" officeooo:rsid="00ba91f6" style:font-weight-asian="bold" style:font-weight-complex="bold"/>
    </style:style>
    <style:style style:name="T32" style:family="text">
      <style:text-properties fo:font-weight="bold" officeooo:rsid="00bc4fc9" style:font-weight-asian="bold" style:font-weight-complex="bold"/>
    </style:style>
    <style:style style:name="T33" style:family="text">
      <style:text-properties officeooo:rsid="0017423d"/>
    </style:style>
    <style:style style:name="T34" style:family="text">
      <style:text-properties officeooo:rsid="0018886c"/>
    </style:style>
    <style:style style:name="T35" style:family="text">
      <style:text-properties officeooo:rsid="001983ae"/>
    </style:style>
    <style:style style:name="T36" style:family="text">
      <style:text-properties officeooo:rsid="001b240c"/>
    </style:style>
    <style:style style:name="T37" style:family="text">
      <style:text-properties officeooo:rsid="001c1f55"/>
    </style:style>
    <style:style style:name="T38" style:family="text">
      <style:text-properties officeooo:rsid="001d66e6"/>
    </style:style>
    <style:style style:name="T39" style:family="text">
      <style:text-properties officeooo:rsid="001eb221"/>
    </style:style>
    <style:style style:name="T40" style:family="text">
      <style:text-properties officeooo:rsid="001f3c37"/>
    </style:style>
    <style:style style:name="T41" style:family="text">
      <style:text-properties officeooo:rsid="001fcf82"/>
    </style:style>
    <style:style style:name="T42" style:family="text">
      <style:text-properties officeooo:rsid="0022056f"/>
    </style:style>
    <style:style style:name="T43" style:family="text">
      <style:text-properties officeooo:rsid="0022a17d"/>
    </style:style>
    <style:style style:name="T44" style:family="text">
      <style:text-properties officeooo:rsid="0024311f"/>
    </style:style>
    <style:style style:name="T45" style:family="text">
      <style:text-properties officeooo:rsid="00266087"/>
    </style:style>
    <style:style style:name="T46" style:family="text">
      <style:text-properties officeooo:rsid="0026ab51"/>
    </style:style>
    <style:style style:name="T47" style:family="text">
      <style:text-properties officeooo:rsid="0027c783"/>
    </style:style>
    <style:style style:name="T48" style:family="text">
      <style:text-properties officeooo:rsid="0029c15b"/>
    </style:style>
    <style:style style:name="T49" style:family="text">
      <style:text-properties officeooo:rsid="002c4b0e"/>
    </style:style>
    <style:style style:name="T50" style:family="text">
      <style:text-properties officeooo:rsid="002f3a88"/>
    </style:style>
    <style:style style:name="T51" style:family="text">
      <style:text-properties officeooo:rsid="0030c31c"/>
    </style:style>
    <style:style style:name="T52" style:family="text">
      <style:text-properties officeooo:rsid="0031b7b9"/>
    </style:style>
    <style:style style:name="T53" style:family="text">
      <style:text-properties officeooo:rsid="0032e369"/>
    </style:style>
    <style:style style:name="T54" style:family="text">
      <style:text-properties officeooo:rsid="00351e13"/>
    </style:style>
    <style:style style:name="T55" style:family="text">
      <style:text-properties officeooo:rsid="003703be"/>
    </style:style>
    <style:style style:name="T56" style:family="text">
      <style:text-properties officeooo:rsid="003bdba7"/>
    </style:style>
    <style:style style:name="T57" style:family="text">
      <style:text-properties officeooo:rsid="003cc0fb"/>
    </style:style>
    <style:style style:name="T58" style:family="text">
      <style:text-properties officeooo:rsid="003d7f4e"/>
    </style:style>
    <style:style style:name="T59" style:family="text">
      <style:text-properties officeooo:rsid="003eac75"/>
    </style:style>
    <style:style style:name="T60" style:family="text">
      <style:text-properties officeooo:rsid="003f010c"/>
    </style:style>
    <style:style style:name="T61" style:family="text">
      <style:text-properties officeooo:rsid="00406164"/>
    </style:style>
    <style:style style:name="T62" style:family="text">
      <style:text-properties officeooo:rsid="0041887f"/>
    </style:style>
    <style:style style:name="T63" style:family="text">
      <style:text-properties officeooo:rsid="0041f499"/>
    </style:style>
    <style:style style:name="T64" style:family="text">
      <style:text-properties officeooo:rsid="00438a40"/>
    </style:style>
    <style:style style:name="T65" style:family="text">
      <style:text-properties officeooo:rsid="00447075"/>
    </style:style>
    <style:style style:name="T66" style:family="text">
      <style:text-properties officeooo:rsid="0045e05b"/>
    </style:style>
    <style:style style:name="T67" style:family="text">
      <style:text-properties officeooo:rsid="00476654"/>
    </style:style>
    <style:style style:name="T68" style:family="text">
      <style:text-properties officeooo:rsid="0049ddf7"/>
    </style:style>
    <style:style style:name="T69" style:family="text">
      <style:text-properties officeooo:rsid="004cfbcc"/>
    </style:style>
    <style:style style:name="T70" style:family="text">
      <style:text-properties officeooo:rsid="004f2873"/>
    </style:style>
    <style:style style:name="T71" style:family="text">
      <style:text-properties officeooo:rsid="0050ceb7"/>
    </style:style>
    <style:style style:name="T72" style:family="text">
      <style:text-properties officeooo:rsid="0052ac85"/>
    </style:style>
    <style:style style:name="T73" style:family="text">
      <style:text-properties officeooo:rsid="00530e74"/>
    </style:style>
    <style:style style:name="T74" style:family="text">
      <style:text-properties officeooo:rsid="00534430"/>
    </style:style>
    <style:style style:name="T75" style:family="text">
      <style:text-properties officeooo:rsid="0053f042"/>
    </style:style>
    <style:style style:name="T76" style:family="text">
      <style:text-properties officeooo:rsid="0055b54e"/>
    </style:style>
    <style:style style:name="T77" style:family="text">
      <style:text-properties officeooo:rsid="0057ff20"/>
    </style:style>
    <style:style style:name="T78" style:family="text">
      <style:text-properties officeooo:rsid="005c2b26"/>
    </style:style>
    <style:style style:name="T79" style:family="text">
      <style:text-properties officeooo:rsid="005cf8f6"/>
    </style:style>
    <style:style style:name="T80" style:family="text">
      <style:text-properties officeooo:rsid="005d9dd5"/>
    </style:style>
    <style:style style:name="T81" style:family="text">
      <style:text-properties officeooo:rsid="005e7c04"/>
    </style:style>
    <style:style style:name="T82" style:family="text">
      <style:text-properties officeooo:rsid="005fa825"/>
    </style:style>
    <style:style style:name="T83" style:family="text">
      <style:text-properties officeooo:rsid="005ff1ed"/>
    </style:style>
    <style:style style:name="T84" style:family="text">
      <style:text-properties officeooo:rsid="00603ae8"/>
    </style:style>
    <style:style style:name="T85" style:family="text">
      <style:text-properties officeooo:rsid="00615037"/>
    </style:style>
    <style:style style:name="T86" style:family="text">
      <style:text-properties officeooo:rsid="00620fe3"/>
    </style:style>
    <style:style style:name="T87" style:family="text">
      <style:text-properties officeooo:rsid="00658b82"/>
    </style:style>
    <style:style style:name="T88" style:family="text">
      <style:text-properties officeooo:rsid="0066099a"/>
    </style:style>
    <style:style style:name="T89" style:family="text">
      <style:text-properties officeooo:rsid="006728cf"/>
    </style:style>
    <style:style style:name="T90" style:family="text">
      <style:text-properties officeooo:rsid="006ab0f8"/>
    </style:style>
    <style:style style:name="T91" style:family="text">
      <style:text-properties officeooo:rsid="006c756e"/>
    </style:style>
    <style:style style:name="T92" style:family="text">
      <style:text-properties officeooo:rsid="006f5727"/>
    </style:style>
    <style:style style:name="T93" style:family="text">
      <style:text-properties officeooo:rsid="0070096e"/>
    </style:style>
    <style:style style:name="T94" style:family="text">
      <style:text-properties officeooo:rsid="0071c339"/>
    </style:style>
    <style:style style:name="T95" style:family="text">
      <style:text-properties officeooo:rsid="0072cef7"/>
    </style:style>
    <style:style style:name="T96" style:family="text">
      <style:text-properties officeooo:rsid="0074616f"/>
    </style:style>
    <style:style style:name="T97" style:family="text">
      <style:text-properties officeooo:rsid="00762b5e"/>
    </style:style>
    <style:style style:name="T98" style:family="text">
      <style:text-properties officeooo:rsid="00762f69"/>
    </style:style>
    <style:style style:name="T99" style:family="text">
      <style:text-properties officeooo:rsid="0077720d"/>
    </style:style>
    <style:style style:name="T100" style:family="text">
      <style:text-properties officeooo:rsid="007836ef"/>
    </style:style>
    <style:style style:name="T101" style:family="text">
      <style:text-properties officeooo:rsid="0079c17c"/>
    </style:style>
    <style:style style:name="T102" style:family="text">
      <style:text-properties officeooo:rsid="007daea7"/>
    </style:style>
    <style:style style:name="T103" style:family="text">
      <style:text-properties officeooo:rsid="007f71d9"/>
    </style:style>
    <style:style style:name="T104" style:family="text">
      <style:text-properties officeooo:rsid="007fa933"/>
    </style:style>
    <style:style style:name="T105" style:family="text">
      <style:text-properties officeooo:rsid="00807c55"/>
    </style:style>
    <style:style style:name="T106" style:family="text">
      <style:text-properties officeooo:rsid="00817a6c"/>
    </style:style>
    <style:style style:name="T107" style:family="text">
      <style:text-properties officeooo:rsid="00825083"/>
    </style:style>
    <style:style style:name="T108" style:family="text">
      <style:text-properties officeooo:rsid="00848da7"/>
    </style:style>
    <style:style style:name="T109" style:family="text">
      <style:text-properties officeooo:rsid="0084aa7f"/>
    </style:style>
    <style:style style:name="T110" style:family="text">
      <style:text-properties officeooo:rsid="0085763d"/>
    </style:style>
    <style:style style:name="T111" style:family="text">
      <style:text-properties officeooo:rsid="00860006"/>
    </style:style>
    <style:style style:name="T112" style:family="text">
      <style:text-properties officeooo:rsid="0086f8d0"/>
    </style:style>
    <style:style style:name="T113" style:family="text">
      <style:text-properties officeooo:rsid="00887e4b"/>
    </style:style>
    <style:style style:name="T114" style:family="text">
      <style:text-properties officeooo:rsid="0088a119"/>
    </style:style>
    <style:style style:name="T115" style:family="text">
      <style:text-properties officeooo:rsid="00899475"/>
    </style:style>
    <style:style style:name="T116" style:family="text">
      <style:text-properties officeooo:rsid="008d834a"/>
    </style:style>
    <style:style style:name="T117" style:family="text">
      <style:text-properties officeooo:rsid="008db482"/>
    </style:style>
    <style:style style:name="T118" style:family="text">
      <style:text-properties officeooo:rsid="008e265d"/>
    </style:style>
    <style:style style:name="T119" style:family="text">
      <style:text-properties officeooo:rsid="008fe87e"/>
    </style:style>
    <style:style style:name="T120" style:family="text">
      <style:text-properties officeooo:rsid="00921ad5"/>
    </style:style>
    <style:style style:name="T121" style:family="text">
      <style:text-properties officeooo:rsid="0097d8c0"/>
    </style:style>
    <style:style style:name="T122" style:family="text">
      <style:text-properties officeooo:rsid="00921ad5" fo:background-color="#e6e6ff"/>
    </style:style>
    <style:style style:name="T123" style:family="text">
      <style:text-properties officeooo:rsid="0097d8c0" fo:background-color="#e6e6ff"/>
    </style:style>
    <style:style style:name="T124" style:family="text">
      <style:text-properties officeooo:rsid="00999de2" fo:background-color="#e6e6ff"/>
    </style:style>
    <style:style style:name="T125" style:family="text">
      <style:text-properties officeooo:rsid="009a789e" fo:background-color="#e6e6ff"/>
    </style:style>
    <style:style style:name="T126" style:family="text">
      <style:text-properties officeooo:rsid="009c5826" fo:background-color="#e6e6ff"/>
    </style:style>
    <style:style style:name="T127" style:family="text">
      <style:text-properties officeooo:rsid="009e438f"/>
    </style:style>
    <style:style style:name="T128" style:family="text">
      <style:text-properties officeooo:rsid="00a0f439"/>
    </style:style>
    <style:style style:name="T129" style:family="text">
      <style:text-properties officeooo:rsid="00a2d1e6"/>
    </style:style>
    <style:style style:name="T130" style:family="text">
      <style:text-properties officeooo:rsid="00a306fa"/>
    </style:style>
    <style:style style:name="T131" style:family="text">
      <style:text-properties officeooo:rsid="00a407da"/>
    </style:style>
    <style:style style:name="T132" style:family="text">
      <style:text-properties officeooo:rsid="00a425c9"/>
    </style:style>
    <style:style style:name="T133" style:family="text">
      <style:text-properties officeooo:rsid="00a44153"/>
    </style:style>
    <style:style style:name="T134" style:family="text">
      <style:text-properties officeooo:rsid="00a8b821"/>
    </style:style>
    <style:style style:name="T135" style:family="text">
      <style:text-properties officeooo:rsid="00a91f83"/>
    </style:style>
    <style:style style:name="T136" style:family="text">
      <style:text-properties fo:font-weight="normal" officeooo:rsid="00a8b821" style:font-weight-asian="normal" style:font-weight-complex="normal"/>
    </style:style>
    <style:style style:name="T137" style:family="text">
      <style:text-properties officeooo:rsid="00ad305d"/>
    </style:style>
    <style:style style:name="T138" style:family="text">
      <style:text-properties officeooo:rsid="00ae6cd3"/>
    </style:style>
    <style:style style:name="T139" style:family="text">
      <style:text-properties officeooo:rsid="00b14c05"/>
    </style:style>
    <style:style style:name="T140" style:family="text">
      <style:text-properties officeooo:rsid="00b38e41"/>
    </style:style>
    <style:style style:name="T141" style:family="text">
      <style:text-properties officeooo:rsid="00b41bb6"/>
    </style:style>
    <style:style style:name="T142" style:family="text">
      <style:text-properties officeooo:rsid="00b5e509"/>
    </style:style>
    <style:style style:name="T143" style:family="text">
      <style:text-properties officeooo:rsid="00b6c7cf"/>
    </style:style>
    <style:style style:name="T144" style:family="text">
      <style:text-properties officeooo:rsid="00ba91f6"/>
    </style:style>
    <style:style style:name="T145" style:family="text">
      <style:text-properties officeooo:rsid="00bc4fc9"/>
    </style:style>
    <style:style style:name="T146" style:family="text">
      <style:text-properties officeooo:rsid="00be21b3"/>
    </style:style>
    <style:style style:name="T147" style:family="text">
      <style:text-properties officeooo:rsid="00be8143"/>
    </style:style>
    <style:style style:name="T148" style:family="text">
      <style:text-properties officeooo:rsid="00c08321"/>
    </style:style>
    <style:style style:name="T149" style:family="text">
      <style:text-properties officeooo:rsid="00c0d58d"/>
    </style:style>
    <style:style style:name="T150" style:family="text">
      <style:text-properties officeooo:rsid="00c21da2"/>
    </style:style>
    <style:style style:name="T151" style:family="text">
      <style:text-properties officeooo:rsid="00c3f919"/>
    </style:style>
    <style:style style:name="T152" style:family="text">
      <style:text-properties officeooo:rsid="00c5bea7"/>
    </style:style>
    <style:style style:name="T153" style:family="text">
      <style:text-properties officeooo:rsid="00c7d72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1">函数</text:span>是对程序逻辑进行结构化或过程化的一种编程方法。<text:span text:style-name="T11">函数与过程</text:span>相比<text:span text:style-name="T6">，两者都是可以被调用的实体，但是传统意义上的函数或者“黑盒”，可能不带任何输入参数，经过一定的处理，最后向调用者传回返回值，而过程是简单、特殊</text:span><text:span text:style-name="T7">、</text:span><text:span text:style-name="T6">没有返回值的函数</text:span><text:span text:style-name="T8">。其实</text:span><text:span text:style-name="T9">，</text:span><text:span text:style-name="T6">python的过程就是函数，因为在函数中如果没有显式return返回值的话</text:span><text:span text:style-name="T10">，</text:span><text:span text:style-name="T6">解释器会隐式地返回默认值None。</text:span></text:p>
      <text:p text:style-name="P3"><text:span text:style-name="T5">1、</text:span>函数定义</text:p>
      <text:p text:style-name="P4"><text:span text:style-name="T1">def foo(</text:span><text:span text:style-name="T2">[arg</text:span><text:span text:style-name="T3">ument</text:span><text:span text:style-name="T2">-list]</text:span><text:span text:style-name="T1">):</text:span></text:p>
      <text:p text:style-name="P4"><text:span text:style-name="T1"><text:tab/>“</text:span><text:span text:style-name="T69">function_document_string”</text:span></text:p>
      <text:p text:style-name="P5"><text:tab/>foo_suite</text:p>
      <text:p text:style-name="P25">函数定义使用关键字<text:span text:style-name="T11">def</text:span><text:span text:style-name="T4">，随后是函数名</text:span><text:span text:style-name="T33">，紧接着圆括号内是个可选的参数列表</text:span><text:span text:style-name="T34">，参数类型是动态的</text:span><text:span text:style-name="T35">，不需写明，只需写出参数名即可</text:span><text:span text:style-name="T36">，然后是函数体</text:span><text:span text:style-name="T70">（包括了一个虽然可选但是强烈推荐的文档字串</text:span><text:span text:style-name="T74">，在函数声明后第一个没有赋值的字串</text:span><text:span text:style-name="T75">；当然也可以在函数创建完成后</text:span><text:span text:style-name="T76">，使用</text:span><text:span text:style-name="T16">__doc__</text:span><text:span text:style-name="T76">在函数外部添加函数文档字串</text:span><text:span text:style-name="T70">）</text:span><text:span text:style-name="T37">，return语句可选</text:span><text:span text:style-name="T38">，默认返回None</text:span><text:span text:style-name="T39">，当返回多个对象时</text:span><text:span text:style-name="T40">，其实是一个元组 。</text:span></text:p>
      <text:p text:style-name="P25"><text:span text:style-name="T40">在其它语言中</text:span><text:span text:style-name="T71">，像C/C++，函数声明和定义一般是分开的</text:span><text:span text:style-name="T72">，但python函数将这两者视为一体</text:span><text:span text:style-name="T73">，且支持</text:span><text:span text:style-name="T19">前向引用</text:span><text:span text:style-name="T72">。</text:span></text:p>
      <text:p text:style-name="P2"><text:span text:style-name="T72">python支持</text:span><text:span text:style-name="T18">内嵌函数</text:span><text:span text:style-name="T77">，即在函数内部在def定义一个函数，这样的函数便是一个</text:span><text:span text:style-name="T17">闭包</text:span><text:span text:style-name="T77">。内嵌函数使用外部函数的局部变量而非全局变量时</text:span><text:span text:style-name="T145">，这个变量便是自由变量，可通过函数的</text:span><text:span text:style-name="T32">func_closure</text:span><text:span text:style-name="T145">属性访问。</text:span></text:p>
      <text:p text:style-name="P2"><text:span text:style-name="T77">函数体内的局部变量如果与函数体外的全局变量同名</text:span><text:span text:style-name="T144">，这时局部变量用</text:span><text:span text:style-name="T31">global</text:span><text:span text:style-name="T144">关键字修饰后，就会覆盖掉全局变量，否则全局变量还是原来的值。</text:span></text:p>
      <text:p text:style-name="P2"><text:span text:style-name="T144">python函数支持</text:span><text:span text:style-name="T31">递归</text:span><text:span text:style-name="T144">调用</text:span><text:span text:style-name="T153">， 即自己调用自己</text:span><text:span text:style-name="T152">。</text:span></text:p>
      <text:p text:style-name="P32"><text:span text:style-name="T41">2、函数调用</text:span></text:p>
      <text:p text:style-name="P23"><text:span text:style-name="T41">函数调用通过操作符</text:span><text:span text:style-name="T43">-</text:span><text:span text:style-name="T41">圆括号</text:span><text:span text:style-name="T12">()</text:span><text:span text:style-name="T42">完成，还可以把函数名赋值给另一个变量</text:span><text:span text:style-name="T44">，这时通过新的变量也可以调用函数</text:span><text:span text:style-name="T45">。</text:span></text:p>
      <text:p text:style-name="P6"><text:span text:style-name="T46">foo()</text:span></text:p>
      <text:p text:style-name="P7"><text:span text:style-name="T47">result = foo()</text:span></text:p>
      <text:p text:style-name="P8"><text:span text:style-name="T48">foo2 = foo</text:span></text:p>
      <text:p text:style-name="P8"><text:span text:style-name="T48">foo2()</text:span></text:p>
      <text:p text:style-name="P8"><text:span text:style-name="T48">result2 = foo2()</text:span></text:p>
      <text:p text:style-name="P33"><text:span text:style-name="T49">3、函数参数</text:span></text:p>
      <text:p text:style-name="P2">调用函数时<text:span text:style-name="T50">，</text:span><text:span text:style-name="T13">参数顺序</text:span><text:span text:style-name="T50">按照函数声明中的参数顺序输入</text:span><text:span text:style-name="T51">，如果不按照这个规则</text:span><text:span text:style-name="T52">，那么参数必须通过参数名进行赋值</text:span><text:span text:style-name="T106">，这个是函数参数的位置要求</text:span><text:span text:style-name="T53">。</text:span></text:p>
      <text:p text:style-name="P2">像C/C<text:span text:style-name="T54">++一样，python函数也支持</text:span><text:span text:style-name="T14">默认参数</text:span><text:span text:style-name="T54">。</text:span></text:p>
      <text:p text:style-name="P39"><text:span text:style-name="T20">函数名</text:span><text:span text:style-name="T78">本身也可以作为参数传入一个函数</text:span><text:span text:style-name="T101">，与其它参数不同的是，函数是可以调用的。</text:span></text:p>
      <text:p text:style-name="P39"><text:span text:style-name="T101">下面是一个默认参数和参数为函数名的例子</text:span><text:span text:style-name="T102">：</text:span><text:span text:style-name="T25">grabWeb.py</text:span></text:p>
      <text:p text:style-name="P39"><text:span text:style-name="T102">这个脚本从</text:span><text:span text:style-name="T103">Baidu主页抓取HTML的第一个和最后一个非空行。</text:span></text:p>
      <text:p text:style-name="P20"><text:span text:style-name="T104">#!/usr/bin/env python</text:span></text:p>
      <text:p text:style-name="P20"><text:span text:style-name="T104"></text:span></text:p>
      <text:p text:style-name="P20"><text:span text:style-name="T104">from urllib import urlretrieve</text:span></text:p>
      <text:p text:style-name="P20"><text:soft-page-break/><text:span text:style-name="T104"></text:span></text:p>
      <text:p text:style-name="P20"><text:span text:style-name="T104">def firstNonBlank(lines):</text:span></text:p>
      <text:p text:style-name="P20"><text:span text:style-name="T104"><text:tab/>for eachLine in lines:</text:span></text:p>
      <text:p text:style-name="P20"><text:span text:style-name="T104"><text:tab/><text:tab/>if not eachLine.strip():</text:span></text:p>
      <text:p text:style-name="P20"><text:span text:style-name="T104"><text:tab/><text:tab/><text:tab/>continue</text:span></text:p>
      <text:p text:style-name="P20"><text:span text:style-name="T104"><text:tab/><text:tab/>else:</text:span></text:p>
      <text:p text:style-name="P20"><text:span text:style-name="T104"><text:tab/><text:tab/><text:tab/>return eachLine</text:span></text:p>
      <text:p text:style-name="P20"><text:span text:style-name="T104"></text:span></text:p>
      <text:p text:style-name="P20"><text:span text:style-name="T104">def firstLast(webpage):</text:span></text:p>
      <text:p text:style-name="P20"><text:span text:style-name="T104"><text:tab/>f = open(webpage)</text:span></text:p>
      <text:p text:style-name="P20"><text:span text:style-name="T104"><text:tab/>lines = f.readlines()</text:span></text:p>
      <text:p text:style-name="P20"><text:span text:style-name="T104"><text:tab/>f.close()</text:span></text:p>
      <text:p text:style-name="P20"><text:span text:style-name="T104"><text:tab/>print firstNonBlank(lines),</text:span></text:p>
      <text:p text:style-name="P20"><text:span text:style-name="T104"><text:tab/>lines.reverse()</text:span></text:p>
      <text:p text:style-name="P20"><text:span text:style-name="T104"><text:tab/>print firstNonBlank(lines),</text:span></text:p>
      <text:p text:style-name="P20"><text:span text:style-name="T104"></text:span></text:p>
      <text:p text:style-name="P20"><text:span text:style-name="T104">def download(url = 'http://www.baidu.com', process = firstLast):</text:span></text:p>
      <text:p text:style-name="P20"><text:span text:style-name="T104"><text:tab/>try:</text:span></text:p>
      <text:p text:style-name="P20"><text:span text:style-name="T104"><text:tab/><text:tab/>retval = urlretrieve(url)[0]</text:span></text:p>
      <text:p text:style-name="P20"><text:span text:style-name="T104"><text:tab/>except IOError:</text:span></text:p>
      <text:p text:style-name="P20"><text:span text:style-name="T104"><text:tab/><text:tab/>retval = None</text:span></text:p>
      <text:p text:style-name="P20"><text:span text:style-name="T104"><text:tab/>if retval:</text:span></text:p>
      <text:p text:style-name="P20"><text:span text:style-name="T104"><text:tab/><text:tab/>print retval</text:span></text:p>
      <text:p text:style-name="P20"><text:span text:style-name="T104"><text:tab/><text:tab/>process(retval)</text:span></text:p>
      <text:p text:style-name="P20"><text:span text:style-name="T104"></text:span></text:p>
      <text:p text:style-name="P20"><text:span text:style-name="T104">if __name__ == '__main__':</text:span></text:p>
      <text:p text:style-name="P20"><text:span text:style-name="T104"><text:tab/>download()</text:span></text:p>
      <text:p text:style-name="P2"><text:span text:style-name="T54">函数的</text:span><text:span text:style-name="T14">参数组</text:span><text:span text:style-name="T54">——</text:span></text:p>
      <text:p text:style-name="P2">python允许执行一个没有显式定义参数的函数<text:span text:style-name="T55">，方法是把元组（非关键字参数）或字典（关键字参数）作为参数组传递给函数。</text:span></text:p>
      <text:p text:style-name="P9"><text:span text:style-name="T56">func(positional_args, keyword_args, *tuple_grp_nonkw_args, **dict_grp_kw_args)</text:span></text:p>
      <text:p text:style-name="P24"><text:span text:style-name="T57">其中，</text:span><text:span text:style-name="T58">tuple_grp_nonkw_args</text:span><text:span text:style-name="T60">（</text:span><text:span text:style-name="T28">注意前面的*</text:span><text:span text:style-name="T60">）</text:span><text:span text:style-name="T58">是以元组形式体现的非关键字参数组，</text:span><text:span text:style-name="T59">dict_grp_kw_args</text:span><text:span text:style-name="T61">（</text:span><text:span text:style-name="T29">注意前面的**</text:span><text:span text:style-name="T61">）</text:span><text:span text:style-name="T59">是装有关键字参数的字典</text:span><text:span text:style-name="T62">，还包括位置参数和关键字参数</text:span><text:span text:style-name="T63">，该语法中所有的参数都是可选的</text:span><text:span text:style-name="T64">。这种参数组可以有效地取代apply</text:span><text:span text:style-name="T65">()内建函数。</text:span></text:p>
      <text:p text:style-name="P2">下面是使用参数组的一个例子<text:span text:style-name="T66">：</text:span><text:span text:style-name="T15">mathGame.py</text:span></text:p>
      <text:p text:style-name="P2"><text:span text:style-name="T66">随机选择数字以及一个算术函数</text:span><text:span text:style-name="T67">，显示问题，以及验证结果，在3次错误的尝试以后给出结果，等待用户输入一个正确的答案后便会继续运行。</text:span></text:p>
      <text:p text:style-name="P18"><text:span text:style-name="T68">#!/usr/bin/env python</text:span></text:p>
      <text:p text:style-name="P18"><text:span text:style-name="T68"></text:span></text:p>
      <text:p text:style-name="P18"><text:span text:style-name="T68">from operator import add, sub</text:span></text:p>
      <text:p text:style-name="P18"><text:span text:style-name="T68">from random import randint, choice</text:span></text:p>
      <text:p text:style-name="P18"><text:span text:style-name="T68"></text:span></text:p>
      <text:p text:style-name="P18"><text:span text:style-name="T68">ops = {'+': add, '-': sub}</text:span></text:p>
      <text:p text:style-name="P18"><text:span text:style-name="T68">MAXTRIES = 2</text:span></text:p>
      <text:p text:style-name="P18"><text:span text:style-name="T68"></text:span></text:p>
      <text:p text:style-name="P18"><text:soft-page-break/><text:span text:style-name="T68">def doprob():</text:span></text:p>
      <text:p text:style-name="P18"><text:span text:style-name="T68"><text:tab/>op = choice('+-')</text:span></text:p>
      <text:p text:style-name="P18"><text:span text:style-name="T68"><text:tab/>nums = [randint(1, 10) for i in range(2)]</text:span></text:p>
      <text:p text:style-name="P18"><text:span text:style-name="T68"><text:tab/>nums.sort(reverse = True)</text:span></text:p>
      <text:p text:style-name="P18"><text:span text:style-name="T68"><text:tab/>ans = ops[op](*nums)</text:span></text:p>
      <text:p text:style-name="P18"><text:span text:style-name="T68"><text:tab/>pr = '%d %s %d = ' %(nums[0], op, nums[1])</text:span></text:p>
      <text:p text:style-name="P18"><text:span text:style-name="T68"><text:tab/>oops = 0</text:span></text:p>
      <text:p text:style-name="P18"><text:span text:style-name="T68"><text:tab/>while True:</text:span></text:p>
      <text:p text:style-name="P18"><text:span text:style-name="T68"><text:tab/><text:tab/>try:</text:span></text:p>
      <text:p text:style-name="P18"><text:span text:style-name="T68"><text:tab/><text:tab/><text:tab/>if int(raw_input(pr)) == ans:</text:span></text:p>
      <text:p text:style-name="P18"><text:span text:style-name="T68"><text:tab/><text:tab/><text:tab/><text:tab/>print 'correct'</text:span></text:p>
      <text:p text:style-name="P18"><text:span text:style-name="T68"><text:tab/><text:tab/><text:tab/><text:tab/>break</text:span></text:p>
      <text:p text:style-name="P18"><text:span text:style-name="T68"><text:tab/><text:tab/><text:tab/>if oops == MAXTRIES:</text:span></text:p>
      <text:p text:style-name="P18"><text:span text:style-name="T68"><text:tab/><text:tab/><text:tab/><text:tab/>print 'answer\n%s%d' %(pr, ans)</text:span></text:p>
      <text:p text:style-name="P18"><text:span text:style-name="T68"><text:tab/><text:tab/><text:tab/>else:</text:span></text:p>
      <text:p text:style-name="P18"><text:span text:style-name="T68"><text:tab/><text:tab/><text:tab/><text:tab/>print 'incorrect... try again'</text:span></text:p>
      <text:p text:style-name="P18"><text:span text:style-name="T68"><text:tab/><text:tab/><text:tab/><text:tab/>oops += 1</text:span></text:p>
      <text:p text:style-name="P18"><text:span text:style-name="T68"><text:tab/><text:tab/>except (KeyboardInterrupt, \</text:span></text:p>
      <text:p text:style-name="P18"><text:span text:style-name="T68"><text:tab/><text:tab/><text:tab/>EOFError, ValueError):</text:span></text:p>
      <text:p text:style-name="P18"><text:span text:style-name="T68"><text:tab/><text:tab/><text:tab/>print 'invalid input... try again'</text:span></text:p>
      <text:p text:style-name="P18"><text:span text:style-name="T68"></text:span></text:p>
      <text:p text:style-name="P18"><text:span text:style-name="T68">def main():</text:span></text:p>
      <text:p text:style-name="P18"><text:span text:style-name="T68"><text:tab/>while True:</text:span></text:p>
      <text:p text:style-name="P18"><text:span text:style-name="T68"><text:tab/><text:tab/>doprob()</text:span></text:p>
      <text:p text:style-name="P18"><text:span text:style-name="T68"><text:tab/><text:tab/>try:</text:span></text:p>
      <text:p text:style-name="P18"><text:span text:style-name="T68"><text:tab/><text:tab/><text:tab/>opt = raw_input('Again? [y]').lower()</text:span></text:p>
      <text:p text:style-name="P18"><text:span text:style-name="T68"><text:tab/><text:tab/><text:tab/>if opt and opt[0] == 'n':</text:span></text:p>
      <text:p text:style-name="P18"><text:span text:style-name="T68"><text:tab/><text:tab/><text:tab/><text:tab/>break</text:span></text:p>
      <text:p text:style-name="P18"><text:span text:style-name="T68"><text:tab/><text:tab/>except (KeyboardInterrupt, EOFError):</text:span></text:p>
      <text:p text:style-name="P18"><text:span text:style-name="T68"><text:tab/><text:tab/><text:tab/>break</text:span></text:p>
      <text:p text:style-name="P18"><text:span text:style-name="T68"></text:span></text:p>
      <text:p text:style-name="P18"><text:span text:style-name="T68">if __name__ == '__main__':</text:span></text:p>
      <text:p text:style-name="P18"><text:span text:style-name="T68"><text:tab/>main()</text:span></text:p>
      <text:p text:style-name="P40"><text:span text:style-name="T20">可变长参数</text:span><text:span text:style-name="T78">在python中也是支持的</text:span><text:span text:style-name="T107">，对应于上面提到的函数参数组</text:span><text:span text:style-name="T108">，非关键字可变长参数为一个元组</text:span><text:span text:style-name="T109">，用*表示，关键字可变长参数为一个字典，用**（不是冪运算，已重载）表示</text:span><text:span text:style-name="T110">，在函数参数列表中的顺序是</text:span><text:span text:style-name="T111">普通位置参数</text:span><text:span text:style-name="T112">、默认参数、</text:span><text:span text:style-name="T108">非关键字可变长参数*</text:span><text:span text:style-name="T112">、关</text:span><text:span text:style-name="T109">键字可变长参数**</text:span><text:span text:style-name="T113">，如下例子：</text:span></text:p>
      <text:p text:style-name="P16"><text:span text:style-name="T114">def function(arg, arg2 = 'default', *aTuple, **aDict):</text:span></text:p>
      <text:p text:style-name="P16"><text:span text:style-name="T114"><text:tab/>pass</text:span></text:p>
      <text:p text:style-name="P26"><text:span text:style-name="T20">4、函数装饰器</text:span><text:span text:style-name="T21">@</text:span></text:p>
      <text:p text:style-name="P37"><text:span text:style-name="T21">装饰器</text:span><text:span text:style-name="T79">是在函数调用之上的修饰</text:span><text:span text:style-name="T80">，语法以</text:span><text:span text:style-name="T22">@</text:span><text:span text:style-name="T81">开头，接着是装饰器名字和可选的参数</text:span><text:span text:style-name="T82">，紧跟着装饰器的便是被修饰的函数</text:span><text:span text:style-name="T83">。装饰器可以如函数调用一样对叠起来</text:span><text:span text:style-name="T84">，下面是一个普遍的例子：</text:span></text:p>
      <text:p text:style-name="P14"><text:span text:style-name="T85">@decorator2</text:span><text:span text:style-name="T87">(deco_arg)</text:span></text:p>
      <text:p text:style-name="P14"><text:span text:style-name="T85">@decorator1</text:span></text:p>
      <text:p text:style-name="P15"><text:span text:style-name="T86">def function(): pass</text:span></text:p>
      <text:p text:style-name="P38"><text:soft-page-break/><text:span text:style-name="T89">上面的两个装饰器，一个不带参数，一个带参数，</text:span><text:span text:style-name="T86">等价于下面的用法</text:span><text:span text:style-name="T90">：</text:span></text:p>
      <text:p text:style-name="P15"><text:span text:style-name="T86">def function(): pass</text:span></text:p>
      <text:p text:style-name="P15"><text:span text:style-name="T86">function = decorator2</text:span><text:span text:style-name="T88">(deco_arg)</text:span><text:span text:style-name="T86">(decrator1(function))</text:span></text:p>
      <text:p text:style-name="P2">从本质上看<text:span text:style-name="T91">，装饰器引入了java开发者称呼之为</text:span><text:span text:style-name="T23">AOP</text:span><text:span text:style-name="T91">面向方面编程的概念</text:span><text:span text:style-name="T92">，可以用装饰器来引入日志</text:span><text:span text:style-name="T93">、增加计时逻辑来检测功能、给函数加入事务的能力等通用功能。</text:span></text:p>
      <text:p text:style-name="P2"><text:span text:style-name="T93">下面是一个使用了装饰器的例子</text:span><text:span text:style-name="T94">：</text:span><text:span text:style-name="T24">decoratorEx.py</text:span></text:p>
      <text:p text:style-name="P2"><text:span text:style-name="T94">这个装饰器有个内嵌函数</text:span><text:span text:style-name="T95">（闭包），用于显示函数执行时间</text:span><text:span text:style-name="T96">，是一个时戳装饰。</text:span></text:p>
      <text:p text:style-name="P19"><text:span text:style-name="T97">#!/usr/bin/env python</text:span></text:p>
      <text:p text:style-name="P19"><text:span text:style-name="T97"></text:span></text:p>
      <text:p text:style-name="P19"><text:span text:style-name="T97">from time import ctime, sleep</text:span></text:p>
      <text:p text:style-name="P19"><text:span text:style-name="T97"></text:span></text:p>
      <text:p text:style-name="P19"><text:span text:style-name="T97">def tsfunc(func):</text:span></text:p>
      <text:p text:style-name="P19"><text:span text:style-name="T97"><text:tab/>def wrappedFunc():</text:span></text:p>
      <text:p text:style-name="P19"><text:span text:style-name="T97"><text:tab/><text:tab/>print '[%s] %s() called' %(ctime(), func.__name__)</text:span></text:p>
      <text:p text:style-name="P19"><text:span text:style-name="T97"><text:tab/><text:tab/>return func()</text:span></text:p>
      <text:p text:style-name="P19"><text:span text:style-name="T97"><text:tab/>return wrappedFunc</text:span></text:p>
      <text:p text:style-name="P19"><text:span text:style-name="T97"></text:span></text:p>
      <text:p text:style-name="P19"><text:span text:style-name="T97">@tsfunc</text:span></text:p>
      <text:p text:style-name="P19"><text:span text:style-name="T97">def foo():</text:span></text:p>
      <text:p text:style-name="P19"><text:span text:style-name="T97"><text:tab/>pass</text:span></text:p>
      <text:p text:style-name="P19"><text:span text:style-name="T97"></text:span></text:p>
      <text:p text:style-name="P19"><text:span text:style-name="T97">if __name__ == '__main__':</text:span></text:p>
      <text:p text:style-name="P19"><text:span text:style-name="T97"><text:tab/>foo()</text:span></text:p>
      <text:p text:style-name="P19"><text:span text:style-name="T97"><text:tab/>sleep(2)</text:span></text:p>
      <text:p text:style-name="P19"><text:span text:style-name="T97"></text:span></text:p>
      <text:p text:style-name="P19"><text:span text:style-name="T97"><text:tab/>for i in range(2):</text:span></text:p>
      <text:p text:style-name="P19"><text:span text:style-name="T97"><text:tab/><text:tab/>sleep(1)</text:span></text:p>
      <text:p text:style-name="P19"><text:span text:style-name="T97"><text:tab/><text:tab/>foo()</text:span></text:p>
      <text:p text:style-name="P2"><text:span text:style-name="T96">执行结果如下</text:span><text:span text:style-name="T100">（时间与代码意图吻合）</text:span><text:span text:style-name="T98">：</text:span></text:p>
      <text:p text:style-name="P11"><text:span text:style-name="T99">[Fri May 29 10:50:50 2015] foo() called</text:span></text:p>
      <text:p text:style-name="P11"><text:span text:style-name="T99">[Fri May 29 10:50:53 2015] foo() called</text:span></text:p>
      <text:p text:style-name="P11"><text:span text:style-name="T99">[Fri May 29 10:50:54 2015] foo() called</text:span></text:p>
      <text:p text:style-name="P41">上面的例子使用了闭包和装饰器<text:span text:style-name="T146">，比较简单</text:span><text:span text:style-name="T147">，下面展示一个复杂的例子，给装饰器添加参数，该参数决定哪一个闭包会被调用</text:span><text:span text:style-name="T148">，也就是说，在函数调用前还是调用后执行装饰内容</text:span><text:span text:style-name="T147">。</text:span></text:p>
      <text:p text:style-name="P21"><text:span text:style-name="T149">#!/usr/bin/env python</text:span></text:p>
      <text:p text:style-name="P21"><text:span text:style-name="T149"></text:span></text:p>
      <text:p text:style-name="P21"><text:span text:style-name="T149">from time import time</text:span></text:p>
      <text:p text:style-name="P21"><text:span text:style-name="T149"></text:span></text:p>
      <text:p text:style-name="P21"><text:span text:style-name="T149">def logged(when):</text:span></text:p>
      <text:p text:style-name="P21"><text:span text:style-name="T149"><text:tab/>def log(f, *args, **kargs):</text:span></text:p>
      <text:p text:style-name="P21"><text:span text:style-name="T149"><text:tab/><text:tab/>print '''Called:</text:span></text:p>
      <text:p text:style-name="P21"><text:span text:style-name="T149"><text:tab/><text:tab/>function: %s</text:span></text:p>
      <text:p text:style-name="P21"><text:span text:style-name="T149"><text:tab/><text:tab/>args: %r</text:span></text:p>
      <text:p text:style-name="P21"><text:span text:style-name="T149"><text:tab/><text:tab/>kargs: %r''' %(f, args, kargs)</text:span></text:p>
      <text:p text:style-name="P21"><text:span text:style-name="T149"></text:span></text:p>
      <text:p text:style-name="P21"><text:soft-page-break/><text:span text:style-name="T149"><text:tab/>def pre_logged(f):</text:span></text:p>
      <text:p text:style-name="P21"><text:span text:style-name="T149"><text:tab/><text:tab/>def wrapper(*args, **kargs):</text:span></text:p>
      <text:p text:style-name="P21"><text:span text:style-name="T149"><text:tab/><text:tab/><text:tab/>log(f, *args, **kargs)</text:span></text:p>
      <text:p text:style-name="P21"><text:span text:style-name="T149"><text:tab/><text:tab/><text:tab/>return f(*args, **kargs)</text:span></text:p>
      <text:p text:style-name="P21"><text:span text:style-name="T149"><text:tab/><text:tab/>return wrapper</text:span></text:p>
      <text:p text:style-name="P21"><text:span text:style-name="T149"></text:span></text:p>
      <text:p text:style-name="P21"><text:span text:style-name="T149"><text:tab/>def post_logged(f):</text:span></text:p>
      <text:p text:style-name="P21"><text:span text:style-name="T149"><text:tab/><text:tab/>def wrapper(*args, **kargs):</text:span></text:p>
      <text:p text:style-name="P21"><text:span text:style-name="T149"><text:tab/><text:tab/><text:tab/>now = time()</text:span></text:p>
      <text:p text:style-name="P21"><text:span text:style-name="T149"><text:tab/><text:tab/><text:tab/>try:</text:span></text:p>
      <text:p text:style-name="P21"><text:span text:style-name="T149"><text:tab/><text:tab/><text:tab/><text:tab/>return f(*args, **kargs)</text:span></text:p>
      <text:p text:style-name="P21"><text:span text:style-name="T149"><text:tab/><text:tab/><text:tab/>finally:</text:span></text:p>
      <text:p text:style-name="P21"><text:span text:style-name="T149"><text:tab/><text:tab/><text:tab/><text:tab/>log(f, *args, **kargs)</text:span></text:p>
      <text:p text:style-name="P21"><text:span text:style-name="T149"><text:tab/><text:tab/><text:tab/><text:tab/>print "time delta: %s" %(time() - now)</text:span></text:p>
      <text:p text:style-name="P21"><text:span text:style-name="T149"><text:tab/><text:tab/>return wrapper</text:span></text:p>
      <text:p text:style-name="P21"><text:span text:style-name="T149"></text:span></text:p>
      <text:p text:style-name="P21"><text:span text:style-name="T149"><text:tab/>try:</text:span></text:p>
      <text:p text:style-name="P21"><text:span text:style-name="T149"><text:tab/><text:tab/>return {"pre": pre_logged, "post": post_logged}[when]</text:span></text:p>
      <text:p text:style-name="P21"><text:span text:style-name="T149"><text:tab/>except KeyError, e:</text:span></text:p>
      <text:p text:style-name="P21"><text:span text:style-name="T149"><text:tab/><text:tab/>raise ValueError(e), 'must be "pre" or "post"'</text:span></text:p>
      <text:p text:style-name="P21"><text:span text:style-name="T149"></text:span></text:p>
      <text:p text:style-name="P21"><text:span text:style-name="T149">@logged("post")</text:span></text:p>
      <text:p text:style-name="P21"><text:span text:style-name="T149">def post_hello(name):</text:span></text:p>
      <text:p text:style-name="P21"><text:span text:style-name="T149"><text:tab/>print "Hello, ", name</text:span></text:p>
      <text:p text:style-name="P21"><text:span text:style-name="T149"></text:span></text:p>
      <text:p text:style-name="P21"><text:span text:style-name="T149">@logged("pre")</text:span></text:p>
      <text:p text:style-name="P21"><text:span text:style-name="T149">def pre_hello(name):</text:span></text:p>
      <text:p text:style-name="P21"><text:span text:style-name="T149"><text:tab/>print "Hello, ", name<text:tab/></text:span></text:p>
      <text:p text:style-name="P21"><text:span text:style-name="T149"></text:span></text:p>
      <text:p text:style-name="P21"><text:span text:style-name="T149">if __name__ == '__main__':</text:span></text:p>
      <text:p text:style-name="P21"><text:span text:style-name="T149"><text:tab/>pre_hello("World!")</text:span></text:p>
      <text:p text:style-name="P21"><text:span text:style-name="T149"><text:tab/>print '-' * 50</text:span></text:p>
      <text:p text:style-name="P21"><text:span text:style-name="T149"><text:tab/>post_hello("Python!")</text:span></text:p>
      <text:p text:style-name="P41"><text:span text:style-name="T105">执行结果如下</text:span><text:span text:style-name="T149">：</text:span></text:p>
      <text:p text:style-name="P17"><text:span text:style-name="T150">Called:</text:span></text:p>
      <text:p text:style-name="P17"><text:span text:style-name="T150"><text:tab/><text:tab/>function: &lt;function pre_hello at 0x7f47cfff17d0&gt;</text:span></text:p>
      <text:p text:style-name="P17"><text:span text:style-name="T150"><text:tab/><text:tab/>args: ('World!',)</text:span></text:p>
      <text:p text:style-name="P17"><text:span text:style-name="T150"><text:tab/><text:tab/>kargs: {}</text:span></text:p>
      <text:p text:style-name="P17"><text:span text:style-name="T150">Hello, <text:s/>World!</text:span></text:p>
      <text:p text:style-name="P17"><text:span text:style-name="T150">--------------------------------------------------</text:span></text:p>
      <text:p text:style-name="P17"><text:span text:style-name="T150">Hello, <text:s/>Python!</text:span></text:p>
      <text:p text:style-name="P17"><text:span text:style-name="T150">Called:</text:span></text:p>
      <text:p text:style-name="P17"><text:span text:style-name="T150"><text:tab/><text:tab/>function: &lt;function post_hello at 0x7f47cfff15f0&gt;</text:span></text:p>
      <text:p text:style-name="P17"><text:span text:style-name="T150"><text:tab/><text:tab/>args: ('Python!',)</text:span></text:p>
      <text:p text:style-name="P17"><text:span text:style-name="T150"><text:tab/><text:tab/>kargs: {}</text:span></text:p>
      <text:p text:style-name="P17"><text:soft-page-break/><text:span text:style-name="T150">time delta: 9.89437103271e-05</text:span></text:p>
      <text:p text:style-name="P34"><text:span text:style-name="T105">5、</text:span><text:span text:style-name="T115">lambda表达式</text:span></text:p>
      <text:p text:style-name="P27"><text:span text:style-name="T26">lambda</text:span><text:span text:style-name="T115">表达式创造匿名函数</text:span><text:span text:style-name="T116">，返回可调用的函数对象</text:span><text:span text:style-name="T117">，语法如下：</text:span></text:p>
      <text:p text:style-name="P12"><text:span text:style-name="T118">lab</text:span><text:span text:style-name="T119">m</text:span><text:span text:style-name="T118">bda [arguments]: expression</text:span></text:p>
      <text:p text:style-name="P35"><text:span text:style-name="T120">6、函数式编程的几个内建函数</text:span></text:p>
      <text:p text:style-name="P28"><text:span text:style-name="T122">apply</text:span><text:span text:style-name="T123">(</text:span><text:span text:style-name="T124">func[, nkw][, kw]</text:span><text:span text:style-name="T123">)</text:span><text:span text:style-name="T121">：</text:span><text:span text:style-name="T127">用可选的参数来调用func，nkw为非关键字参数，kw为关键字参数，返回值是函数调用的返回值。这个函数在其后的python版本中逐渐被淘汰</text:span><text:span text:style-name="T128">。</text:span></text:p>
      <text:p text:style-name="P28"><text:span text:style-name="T122">filter</text:span><text:span text:style-name="T123">(</text:span><text:span text:style-name="T125">func, seq</text:span><text:span text:style-name="T123">)</text:span><text:span text:style-name="T121">：调用一个布尔函数func</text:span><text:span text:style-name="T129">来迭代遍历每个seq中的元素，返回一个使func返回值为true的元素的列表。</text:span></text:p>
      <text:p text:style-name="P28"><text:span text:style-name="T122">map</text:span><text:span text:style-name="T123">(</text:span><text:span text:style-name="T125">func, seq1[, seq2...]</text:span><text:span text:style-name="T123">)</text:span><text:span text:style-name="T121">：将函数func作用于给定序列的每个元素</text:span><text:span text:style-name="T130">，并用一个列表来提供返回值，如果func为None，func表现为一个身份函数，返回一个含有每个序列中元素集合的n个元组的列表。</text:span></text:p>
      <text:p text:style-name="P28"><text:span text:style-name="T122">reduce</text:span><text:span text:style-name="T123">(</text:span><text:span text:style-name="T126">func, seq[, init]</text:span><text:span text:style-name="T123">)</text:span><text:span text:style-name="T121">：将二元函数作用于seq序列的元素</text:span><text:span text:style-name="T131">，每次携带一对（先前的结果以及下一个序列元素），连续的将现有的结果和下一个值作用在获得的随后的结果上，最后减少我们的序列为一个单一的返回值。如果初始值init给定，第一个比较会是init和第一个序列元素而不是序列的头两个元素。</text:span></text:p>
      <text:p text:style-name="P28"><text:span text:style-name="T120">以上四个函数常常和lambda表达式一起使用</text:span><text:span text:style-name="T132">，其func参数设置为一个lambda表达式</text:span><text:span text:style-name="T133">。</text:span></text:p>
      <text:p text:style-name="P36"><text:span text:style-name="T134">7、偏函数应用</text:span></text:p>
      <text:p text:style-name="P29"><text:span text:style-name="T27">偏函数应用</text:span><text:span text:style-name="T136">PFA</text:span><text:span text:style-name="T134">把函数式编程</text:span><text:span text:style-name="T135">、默认参数和可变参数结合在了一起</text:span><text:span text:style-name="T137"> </text:span><text:span text:style-name="T138">，可通过</text:span><text:span text:style-name="T30">functools</text:span><text:span text:style-name="T138">模块中的</text:span><text:span text:style-name="T30">partial()</text:span><text:span text:style-name="T138">函数来创建</text:span><text:span text:style-name="T139">。</text:span></text:p>
      <text:p text:style-name="P13"><text:span text:style-name="T140">&gt;&gt;&gt; from operator import add</text:span></text:p>
      <text:p text:style-name="P13"><text:span text:style-name="T140">&gt;&gt;&gt; from functools import partial</text:span></text:p>
      <text:p text:style-name="P13"><text:span text:style-name="T140">&gt;&gt;&gt; add1 = partial(add, 1)</text:span></text:p>
      <text:p text:style-name="P13"><text:span text:style-name="T140">&gt;&gt;&gt; add1(10)</text:span></text:p>
      <text:p text:style-name="P13"><text:span text:style-name="T140">11</text:span></text:p>
      <text:p text:style-name="P13"><text:span text:style-name="T140">&gt;&gt;&gt; add1(100)</text:span></text:p>
      <text:p text:style-name="P13"><text:span text:style-name="T140">101</text:span></text:p>
      <text:p text:style-name="P30"><text:span text:style-name="T139">上面的add</text:span><text:span text:style-name="T141">1()接收一个参数，和默认固定的1相加</text:span><text:span text:style-name="T143">，</text:span><text:span text:style-name="T142">add1(x)等价于add(1,x)</text:span><text:span text:style-name="T143">。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5-28T09:27:22</meta:creation-date>
    <meta:generator>LibreOffice/4.0.2.2$Linux_X86_64 LibreOffice_project/400m0$Build-2</meta:generator>
    <dc:date>2015-05-29T18:21:40</dc:date>
    <dc:creator>hanjunjie </dc:creator>
    <meta:editing-duration>P1DT5H52M10S</meta:editing-duration>
    <meta:editing-cycles>212</meta:editing-cycles>
    <meta:document-statistic meta:table-count="0" meta:image-count="0" meta:object-count="0" meta:page-count="6" meta:paragraph-count="216" meta:word-count="2354" meta:character-count="5723" meta:non-whitespace-character-count="5106"/>
  </office:meta>
</office:document-meta>
</file>